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ourceSupport.renderDefaultMessage( String defaultMessage , @ Nullable Object [ ] arg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Support.setAlwaysUseMessageFormat( boolean alwaysUseMessag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Support.resolveArguments( @ Nullable Object [ ] args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Support.isAlwaysUseMessag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Support.formatMessage( String msg , @ Nullable Object [ ] args , Locale loca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essageSourceSupport.createMessageFormat( String msg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